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edictions-PR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mber Numb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ting</text:p>
          </table:table-cell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35%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95%</text:p>
          </table:table-cell>
          <table:table-cell office:value-type="string" calcext:value-type="string">
            <text:p>Low Place</text:p>
          </table:table-cell>
          <table:table-cell office:value-type="string" calcext:value-type="string">
            <text:p>Mid Place</text:p>
          </table:table-cell>
          <table:table-cell office:value-type="string" calcext:value-type="string">
            <text:p>High Place</text:p>
          </table:table-cell>
          <table:table-cell office:value-type="string" calcext:value-type="string">
            <text:p>Actual Percent</text:p>
          </table:table-cell>
          <table:table-cell office:value-type="string" calcext:value-type="string">
            <text:p>Actual Place</text:p>
          </table:table-cell>
        </table:table-row>
        <table:table-row table:style-name="ro1">
          <table:table-cell office:value-type="string" calcext:value-type="string">
            <text:p>Mason Lane</text:p>
          </table:table-cell>
          <table:table-cell office:value-type="string" calcext:value-type="string">
            <text:p>L4341</text:p>
          </table:table-cell>
          <table:table-cell office:value-type="string" calcext:value-type="string">
            <text:p>GM</text:p>
          </table:table-cell>
          <table:table-cell office:value-type="float" office:value="1969" calcext:value-type="float">
            <text:p>1969</text:p>
          </table:table-cell>
          <table:table-cell office:value-type="float" office:value="95.8414311099674" calcext:value-type="float">
            <text:p>95.8414311099674</text:p>
          </table:table-cell>
          <table:table-cell office:value-type="float" office:value="97.5401142286575" calcext:value-type="float">
            <text:p>97.5401142286575</text:p>
          </table:table-cell>
          <table:table-cell office:value-type="float" office:value="99.0625195339623" calcext:value-type="float">
            <text:p>99.0625195339623</text:p>
          </table:table-cell>
          <table:table-cell office:value-type="float" office:value="100.937480466038" calcext:value-type="float">
            <text:p>100.937480466038</text:p>
          </table:table-cell>
          <table:table-cell office:value-type="float" office:value="102.636163584728" calcext:value-type="float">
            <text:p>102.6361635847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 Joseph Echavez Racaza</text:p>
          </table:table-cell>
          <table:table-cell office:value-type="string" calcext:value-type="string">
            <text:p>L3137</text:p>
          </table:table-cell>
          <table:table-cell office:value-type="string" calcext:value-type="string">
            <text:p>GM</text:p>
          </table:table-cell>
          <table:table-cell office:value-type="float" office:value="1965" calcext:value-type="float">
            <text:p>1965</text:p>
          </table:table-cell>
          <table:table-cell office:value-type="float" office:value="95.8041877354748" calcext:value-type="float">
            <text:p>95.8041877354748</text:p>
          </table:table-cell>
          <table:table-cell office:value-type="float" office:value="97.425928186437" calcext:value-type="float">
            <text:p>97.425928186437</text:p>
          </table:table-cell>
          <table:table-cell office:value-type="float" office:value="98.9356104467954" calcext:value-type="float">
            <text:p>98.9356104467954</text:p>
          </table:table-cell>
          <table:table-cell office:value-type="float" office:value="100.669409088362" calcext:value-type="float">
            <text:p>100.669409088362</text:p>
          </table:table-cell>
          <table:table-cell office:value-type="float" office:value="102.291149539324" calcext:value-type="float">
            <text:p>102.2911495393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 Luna</text:p>
          </table:table-cell>
          <table:table-cell office:value-type="string" calcext:value-type="string">
            <text:p>L4113</text:p>
          </table:table-cell>
          <table:table-cell office:value-type="string" calcext:value-type="string">
            <text:p>GM</text:p>
          </table:table-cell>
          <table:table-cell office:value-type="float" office:value="1955" calcext:value-type="float">
            <text:p>1955</text:p>
          </table:table-cell>
          <table:table-cell office:value-type="float" office:value="95.452777288466" calcext:value-type="float">
            <text:p>95.452777288466</text:p>
          </table:table-cell>
          <table:table-cell office:value-type="float" office:value="97.0312078966226" calcext:value-type="float">
            <text:p>97.0312078966226</text:p>
          </table:table-cell>
          <table:table-cell office:value-type="float" office:value="98.5654327775078" calcext:value-type="float">
            <text:p>98.5654327775078</text:p>
          </table:table-cell>
          <table:table-cell office:value-type="float" office:value="100.188069112936" calcext:value-type="float">
            <text:p>100.188069112936</text:p>
          </table:table-cell>
          <table:table-cell office:value-type="float" office:value="101.766499721092" calcext:value-type="float">
            <text:p>101.7664997210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ls Jonasson</text:p>
          </table:table-cell>
          <table:table-cell office:value-type="string" calcext:value-type="string">
            <text:p>L3837</text:p>
          </table:table-cell>
          <table:table-cell office:value-type="string" calcext:value-type="string">
            <text:p>GM</text:p>
          </table:table-cell>
          <table:table-cell office:value-type="float" office:value="1947" calcext:value-type="float">
            <text:p>1947</text:p>
          </table:table-cell>
          <table:table-cell office:value-type="float" office:value="93.1281952817721" calcext:value-type="float">
            <text:p>93.1281952817721</text:p>
          </table:table-cell>
          <table:table-cell office:value-type="float" office:value="95.6637630750879" calcext:value-type="float">
            <text:p>95.6637630750879</text:p>
          </table:table-cell>
          <table:table-cell office:value-type="float" office:value="98.7241796905076" calcext:value-type="float">
            <text:p>98.7241796905076</text:p>
          </table:table-cell>
          <table:table-cell office:value-type="float" office:value="100.73489866172" calcext:value-type="float">
            <text:p>100.73489866172</text:p>
          </table:table-cell>
          <table:table-cell office:value-type="float" office:value="103.270466455036" calcext:value-type="float">
            <text:p>103.2704664550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 Giovannini</text:p>
          </table:table-cell>
          <table:table-cell office:value-type="string" calcext:value-type="string">
            <text:p>A81371</text:p>
          </table:table-cell>
          <table:table-cell office:value-type="string" calcext:value-type="string">
            <text:p>GM</text:p>
          </table:table-cell>
          <table:table-cell office:value-type="float" office:value="1811" calcext:value-type="float">
            <text:p>1811</text:p>
          </table:table-cell>
          <table:table-cell office:value-type="float" office:value="90.3504508159342" calcext:value-type="float">
            <text:p>90.3504508159342</text:p>
          </table:table-cell>
          <table:table-cell office:value-type="float" office:value="92.0750181369043" calcext:value-type="float">
            <text:p>92.0750181369043</text:p>
          </table:table-cell>
          <table:table-cell office:value-type="float" office:value="93.7585867359612" calcext:value-type="float">
            <text:p>93.7585867359612</text:p>
          </table:table-cell>
          <table:table-cell office:value-type="float" office:value="95.5241527788446" calcext:value-type="float">
            <text:p>95.5241527788446</text:p>
          </table:table-cell>
          <table:table-cell office:value-type="float" office:value="97.2487200998148" calcext:value-type="float">
            <text:p>97.24872009981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y Reed</text:p>
          </table:table-cell>
          <table:table-cell office:value-type="string" calcext:value-type="string">
            <text:p>L5371</text:p>
          </table:table-cell>
          <table:table-cell office:value-type="string" calcext:value-type="string">
            <text:p>GM</text:p>
          </table:table-cell>
          <table:table-cell office:value-type="float" office:value="1834" calcext:value-type="float">
            <text:p>1834</text:p>
          </table:table-cell>
          <table:table-cell office:value-type="float" office:value="89.9537774936174" calcext:value-type="float">
            <text:p>89.9537774936174</text:p>
          </table:table-cell>
          <table:table-cell office:value-type="float" office:value="92.5021834093066" calcext:value-type="float">
            <text:p>92.5021834093066</text:p>
          </table:table-cell>
          <table:table-cell office:value-type="float" office:value="95.0582568480874" calcext:value-type="float">
            <text:p>95.0582568480874</text:p>
          </table:table-cell>
          <table:table-cell office:value-type="float" office:value="97.5989952406852" calcext:value-type="float">
            <text:p>97.5989952406852</text:p>
          </table:table-cell>
          <table:table-cell office:value-type="float" office:value="100.147401156374" calcext:value-type="float">
            <text:p>100.14740115637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ler Turner</text:p>
          </table:table-cell>
          <table:table-cell office:value-type="string" calcext:value-type="string">
            <text:p>L6337</text:p>
          </table:table-cell>
          <table:table-cell office:value-type="string" calcext:value-type="string">
            <text:p>GM</text:p>
          </table:table-cell>
          <table:table-cell office:value-type="float" office:value="1784" calcext:value-type="float">
            <text:p>1784</text:p>
          </table:table-cell>
          <table:table-cell office:value-type="float" office:value="88.1634160752702" calcext:value-type="float">
            <text:p>88.1634160752702</text:p>
          </table:table-cell>
          <table:table-cell office:value-type="float" office:value="90.5600394335796" calcext:value-type="float">
            <text:p>90.5600394335796</text:p>
          </table:table-cell>
          <table:table-cell office:value-type="float" office:value="92.8564814196426" calcext:value-type="float">
            <text:p>92.8564814196426</text:p>
          </table:table-cell>
          <table:table-cell office:value-type="float" office:value="95.3532861501985" calcext:value-type="float">
            <text:p>95.3532861501985</text:p>
          </table:table-cell>
          <table:table-cell office:value-type="float" office:value="97.749909508508" calcext:value-type="float">
            <text:p>97.74990950850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in Hull</text:p>
          </table:table-cell>
          <table:table-cell office:value-type="string" calcext:value-type="string">
            <text:p>A113998</text:p>
          </table:table-cell>
          <table:table-cell office:value-type="string" calcext:value-type="string">
            <text:p>M</text:p>
          </table:table-cell>
          <table:table-cell office:value-type="float" office:value="1774" calcext:value-type="float">
            <text:p>1774</text:p>
          </table:table-cell>
          <table:table-cell office:value-type="float" office:value="87.2208916685381" calcext:value-type="float">
            <text:p>87.2208916685381</text:p>
          </table:table-cell>
          <table:table-cell office:value-type="float" office:value="90.1231495458705" calcext:value-type="float">
            <text:p>90.1231495458705</text:p>
          </table:table-cell>
          <table:table-cell office:value-type="float" office:value="92.8568471980035" calcext:value-type="float">
            <text:p>92.8568471980035</text:p>
          </table:table-cell>
          <table:table-cell office:value-type="float" office:value="95.9276653005352" calcext:value-type="float">
            <text:p>95.9276653005352</text:p>
          </table:table-cell>
          <table:table-cell office:value-type="float" office:value="98.8299231778676" calcext:value-type="float">
            <text:p>98.829923177867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Lutman</text:p>
          </table:table-cell>
          <table:table-cell office:value-type="string" calcext:value-type="string">
            <text:p>A78694</text:p>
          </table:table-cell>
          <table:table-cell office:value-type="string" calcext:value-type="string">
            <text:p>GM</text:p>
          </table:table-cell>
          <table:table-cell office:value-type="float" office:value="1756" calcext:value-type="float">
            <text:p>1756</text:p>
          </table:table-cell>
          <table:table-cell office:value-type="float" office:value="86.1230621506055" calcext:value-type="float">
            <text:p>86.1230621506055</text:p>
          </table:table-cell>
          <table:table-cell office:value-type="float" office:value="88.8893966409899" calcext:value-type="float">
            <text:p>88.8893966409899</text:p>
          </table:table-cell>
          <table:table-cell office:value-type="float" office:value="92.0016984492827" calcext:value-type="float">
            <text:p>92.0016984492827</text:p>
          </table:table-cell>
          <table:table-cell office:value-type="float" office:value="94.4220656217588" calcext:value-type="float">
            <text:p>94.4220656217588</text:p>
          </table:table-cell>
          <table:table-cell office:value-type="float" office:value="97.1884001121432" calcext:value-type="float">
            <text:p>97.18840011214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ner Wright</text:p>
          </table:table-cell>
          <table:table-cell office:value-type="string" calcext:value-type="string">
            <text:p>TY136419</text:p>
          </table:table-cell>
          <table:table-cell office:value-type="string" calcext:value-type="string">
            <text:p>GM</text:p>
          </table:table-cell>
          <table:table-cell office:value-type="float" office:value="1732" calcext:value-type="float">
            <text:p>1732</text:p>
          </table:table-cell>
          <table:table-cell office:value-type="float" office:value="86.0281219409629" calcext:value-type="float">
            <text:p>86.0281219409629</text:p>
          </table:table-cell>
          <table:table-cell office:value-type="float" office:value="89.4761556770886" calcext:value-type="float">
            <text:p>89.4761556770886</text:p>
          </table:table-cell>
          <table:table-cell office:value-type="float" office:value="91.3725742319577" calcext:value-type="float">
            <text:p>91.3725742319577</text:p>
          </table:table-cell>
          <table:table-cell office:value-type="float" office:value="96.3722231493399" calcext:value-type="float">
            <text:p>96.3722231493399</text:p>
          </table:table-cell>
          <table:table-cell office:value-type="float" office:value="99.8202568854656" calcext:value-type="float">
            <text:p>99.820256885465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Strader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GM</text:p>
          </table:table-cell>
          <table:table-cell office:value-type="float" office:value="1687" calcext:value-type="float">
            <text:p>1687</text:p>
          </table:table-cell>
          <table:table-cell office:value-type="float" office:value="82.3246308436066" calcext:value-type="float">
            <text:p>82.3246308436066</text:p>
          </table:table-cell>
          <table:table-cell office:value-type="float" office:value="85.5767985575484" calcext:value-type="float">
            <text:p>85.5767985575484</text:p>
          </table:table-cell>
          <table:table-cell office:value-type="float" office:value="89.3454462473223" calcext:value-type="float">
            <text:p>89.3454462473223</text:p>
          </table:table-cell>
          <table:table-cell office:value-type="float" office:value="92.081133985432" calcext:value-type="float">
            <text:p>92.081133985432</text:p>
          </table:table-cell>
          <table:table-cell office:value-type="float" office:value="95.3333016993738" calcext:value-type="float">
            <text:p>95.333301699373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 Hopkins</text:p>
          </table:table-cell>
          <table:table-cell office:value-type="string" calcext:value-type="string">
            <text:p>TY60095</text:p>
          </table:table-cell>
          <table:table-cell office:value-type="string" calcext:value-type="string">
            <text:p>GM</text:p>
          </table:table-cell>
          <table:table-cell office:value-type="float" office:value="1633" calcext:value-type="float">
            <text:p>1633</text:p>
          </table:table-cell>
          <table:table-cell office:value-type="float" office:value="81.2313045927521" calcext:value-type="float">
            <text:p>81.2313045927521</text:p>
          </table:table-cell>
          <table:table-cell office:value-type="float" office:value="84.1035285915131" calcext:value-type="float">
            <text:p>84.1035285915131</text:p>
          </table:table-cell>
          <table:table-cell office:value-type="float" office:value="86.7493902505428" calcext:value-type="float">
            <text:p>86.7493902505428</text:p>
          </table:table-cell>
          <table:table-cell office:value-type="float" office:value="89.8479765890351" calcext:value-type="float">
            <text:p>89.8479765890351</text:p>
          </table:table-cell>
          <table:table-cell office:value-type="float" office:value="92.7202005877961" calcext:value-type="float">
            <text:p>92.720200587796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tt Thomas</text:p>
          </table:table-cell>
          <table:table-cell office:value-type="string" calcext:value-type="string">
            <text:p>A119863</text:p>
          </table:table-cell>
          <table:table-cell office:value-type="string" calcext:value-type="string">
            <text:p>M</text:p>
          </table:table-cell>
          <table:table-cell office:value-type="float" office:value="1653" calcext:value-type="float">
            <text:p>1653</text:p>
          </table:table-cell>
          <table:table-cell office:value-type="float" office:value="80.9907940997306" calcext:value-type="float">
            <text:p>80.9907940997306</text:p>
          </table:table-cell>
          <table:table-cell office:value-type="float" office:value="84.3483907039211" calcext:value-type="float">
            <text:p>84.3483907039211</text:p>
          </table:table-cell>
          <table:table-cell office:value-type="float" office:value="87.92827973918" calcext:value-type="float">
            <text:p>87.92827973918</text:p>
          </table:table-cell>
          <table:table-cell office:value-type="float" office:value="91.063583912302" calcext:value-type="float">
            <text:p>91.063583912302</text:p>
          </table:table-cell>
          <table:table-cell office:value-type="float" office:value="94.4211805164925" calcext:value-type="float">
            <text:p>94.42118051649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Shatalov</text:p>
          </table:table-cell>
          <table:table-cell office:value-type="string" calcext:value-type="string">
            <text:p>TY106182</text:p>
          </table:table-cell>
          <table:table-cell office:value-type="string" calcext:value-type="string">
            <text:p>GM</text:p>
          </table:table-cell>
          <table:table-cell office:value-type="float" office:value="1599" calcext:value-type="float">
            <text:p>1599</text:p>
          </table:table-cell>
          <table:table-cell office:value-type="float" office:value="78.308994062041" calcext:value-type="float">
            <text:p>78.308994062041</text:p>
          </table:table-cell>
          <table:table-cell office:value-type="float" office:value="81.7518760141159" calcext:value-type="float">
            <text:p>81.7518760141159</text:p>
          </table:table-cell>
          <table:table-cell office:value-type="float" office:value="85.3303684135126" calcext:value-type="float">
            <text:p>85.3303684135126</text:p>
          </table:table-cell>
          <table:table-cell office:value-type="float" office:value="88.6376399182656" calcext:value-type="float">
            <text:p>88.6376399182656</text:p>
          </table:table-cell>
          <table:table-cell office:value-type="float" office:value="92.0805218703405" calcext:value-type="float">
            <text:p>92.080521870340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Nash</text:p>
          </table:table-cell>
          <table:table-cell office:value-type="string" calcext:value-type="string">
            <text:p>L5009</text:p>
          </table:table-cell>
          <table:table-cell office:value-type="string" calcext:value-type="string">
            <text:p>M</text:p>
          </table:table-cell>
          <table:table-cell office:value-type="float" office:value="1605" calcext:value-type="float">
            <text:p>1605</text:p>
          </table:table-cell>
          <table:table-cell office:value-type="float" office:value="78.2584112770182" calcext:value-type="float">
            <text:p>78.2584112770182</text:p>
          </table:table-cell>
          <table:table-cell office:value-type="float" office:value="81.877907831189" calcext:value-type="float">
            <text:p>81.877907831189</text:p>
          </table:table-cell>
          <table:table-cell office:value-type="float" office:value="85.6969367813268" calcext:value-type="float">
            <text:p>85.6969367813268</text:p>
          </table:table-cell>
          <table:table-cell office:value-type="float" office:value="89.1169009395307" calcext:value-type="float">
            <text:p>89.1169009395307</text:p>
          </table:table-cell>
          <table:table-cell office:value-type="float" office:value="92.7363974937015" calcext:value-type="float">
            <text:p>92.73639749370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McMahan</text:p>
          </table:table-cell>
          <table:table-cell office:value-type="string" calcext:value-type="string">
            <text:p>L6019</text:p>
          </table:table-cell>
          <table:table-cell office:value-type="string" calcext:value-type="string">
            <text:p>A</text:p>
          </table:table-cell>
          <table:table-cell office:value-type="float" office:value="1550" calcext:value-type="float">
            <text:p>1550</text:p>
          </table:table-cell>
          <table:table-cell office:value-type="float" office:value="76.0602915690167" calcext:value-type="float">
            <text:p>76.0602915690167</text:p>
          </table:table-cell>
          <table:table-cell office:value-type="float" office:value="79.7388195601053" calcext:value-type="float">
            <text:p>79.7388195601053</text:p>
          </table:table-cell>
          <table:table-cell office:value-type="float" office:value="82.897563374576" calcext:value-type="float">
            <text:p>82.897563374576</text:p>
          </table:table-cell>
          <table:table-cell office:value-type="float" office:value="87.0958755422825" calcext:value-type="float">
            <text:p>87.0958755422825</text:p>
          </table:table-cell>
          <table:table-cell office:value-type="float" office:value="90.7744035333711" calcext:value-type="float">
            <text:p>90.77440353337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 Bautista</text:p>
          </table:table-cell>
          <table:table-cell office:value-type="string" calcext:value-type="string">
            <text:p>A88221</text:p>
          </table:table-cell>
          <table:table-cell office:value-type="string" calcext:value-type="string">
            <text:p>GM</text:p>
          </table:table-cell>
          <table:table-cell office:value-type="float" office:value="1517" calcext:value-type="float">
            <text:p>1517</text:p>
          </table:table-cell>
          <table:table-cell office:value-type="float" office:value="73.8572893332302" calcext:value-type="float">
            <text:p>73.8572893332302</text:p>
          </table:table-cell>
          <table:table-cell office:value-type="float" office:value="77.6707344167429" calcext:value-type="float">
            <text:p>77.6707344167429</text:p>
          </table:table-cell>
          <table:table-cell office:value-type="float" office:value="81.4922352877808" calcext:value-type="float">
            <text:p>81.4922352877808</text:p>
          </table:table-cell>
          <table:table-cell office:value-type="float" office:value="85.2976245837683" calcext:value-type="float">
            <text:p>85.2976245837683</text:p>
          </table:table-cell>
          <table:table-cell office:value-type="float" office:value="89.111069667281" calcext:value-type="float">
            <text:p>89.11106966728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 Vrublevskiy</text:p>
          </table:table-cell>
          <table:table-cell office:value-type="string" calcext:value-type="string">
            <text:p>L5432</text:p>
          </table:table-cell>
          <table:table-cell office:value-type="string" calcext:value-type="string">
            <text:p>M</text:p>
          </table:table-cell>
          <table:table-cell office:value-type="float" office:value="1514" calcext:value-type="float">
            <text:p>1514</text:p>
          </table:table-cell>
          <table:table-cell office:value-type="float" office:value="73.4641671296843" calcext:value-type="float">
            <text:p>73.4641671296843</text:p>
          </table:table-cell>
          <table:table-cell office:value-type="float" office:value="77.3522032191524" calcext:value-type="float">
            <text:p>77.3522032191524</text:p>
          </table:table-cell>
          <table:table-cell office:value-type="float" office:value="81.3881323621102" calcext:value-type="float">
            <text:p>81.3881323621102</text:p>
          </table:table-cell>
          <table:table-cell office:value-type="float" office:value="85.1282753980887" calcext:value-type="float">
            <text:p>85.1282753980887</text:p>
          </table:table-cell>
          <table:table-cell office:value-type="float" office:value="89.0163114875568" calcext:value-type="float">
            <text:p>89.016311487556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an Kaiser</text:p>
          </table:table-cell>
          <table:table-cell office:value-type="string" calcext:value-type="string">
            <text:p>A112908</text:p>
          </table:table-cell>
          <table:table-cell office:value-type="string" calcext:value-type="string">
            <text:p>A</text:p>
          </table:table-cell>
          <table:table-cell office:value-type="float" office:value="1464" calcext:value-type="float">
            <text:p>1464</text:p>
          </table:table-cell>
          <table:table-cell office:value-type="float" office:value="71.0283216093" calcext:value-type="float">
            <text:p>71.0283216093</text:p>
          </table:table-cell>
          <table:table-cell office:value-type="float" office:value="75.6042081338689" calcext:value-type="float">
            <text:p>75.6042081338689</text:p>
          </table:table-cell>
          <table:table-cell office:value-type="float" office:value="79.1299449166046" calcext:value-type="float">
            <text:p>79.1299449166046</text:p>
          </table:table-cell>
          <table:table-cell office:value-type="float" office:value="84.7559811830068" calcext:value-type="float">
            <text:p>84.7559811830068</text:p>
          </table:table-cell>
          <table:table-cell office:value-type="float" office:value="89.3318677075758" calcext:value-type="float">
            <text:p>89.331867707575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 Morgan</text:p>
          </table:table-cell>
          <table:table-cell office:value-type="string" calcext:value-type="string">
            <text:p>A141495</text:p>
          </table:table-cell>
          <table:table-cell office:value-type="string" calcext:value-type="string">
            <text:p>M</text:p>
          </table:table-cell>
          <table:table-cell office:value-type="float" office:value="1452" calcext:value-type="float">
            <text:p>1452</text:p>
          </table:table-cell>
          <table:table-cell office:value-type="float" office:value="70.9618286772566" calcext:value-type="float">
            <text:p>70.9618286772566</text:p>
          </table:table-cell>
          <table:table-cell office:value-type="float" office:value="74.9743338199187" calcext:value-type="float">
            <text:p>74.9743338199187</text:p>
          </table:table-cell>
          <table:table-cell office:value-type="float" office:value="78.2835168028195" calcext:value-type="float">
            <text:p>78.2835168028195</text:p>
          </table:table-cell>
          <table:table-cell office:value-type="float" office:value="82.9993441052428" calcext:value-type="float">
            <text:p>82.9993441052428</text:p>
          </table:table-cell>
          <table:table-cell office:value-type="float" office:value="87.0118492479048" calcext:value-type="float">
            <text:p>87.011849247904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isonn Thin</text:p>
          </table:table-cell>
          <table:table-cell office:value-type="string" calcext:value-type="string">
            <text:p>A119660</text:p>
          </table:table-cell>
          <table:table-cell office:value-type="string" calcext:value-type="string">
            <text:p>A</text:p>
          </table:table-cell>
          <table:table-cell office:value-type="float" office:value="1397" calcext:value-type="float">
            <text:p>1397</text:p>
          </table:table-cell>
          <table:table-cell office:value-type="float" office:value="68.4062148084806" calcext:value-type="float">
            <text:p>68.4062148084806</text:p>
          </table:table-cell>
          <table:table-cell office:value-type="float" office:value="71.8878554049934" calcext:value-type="float">
            <text:p>71.8878554049934</text:p>
          </table:table-cell>
          <table:table-cell office:value-type="float" office:value="75.1383615724571" calcext:value-type="float">
            <text:p>75.1383615724571</text:p>
          </table:table-cell>
          <table:table-cell office:value-type="float" office:value="78.8511365980191" calcext:value-type="float">
            <text:p>78.8511365980191</text:p>
          </table:table-cell>
          <table:table-cell office:value-type="float" office:value="82.332777194532" calcext:value-type="float">
            <text:p>82.33277719453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e Bures</text:p>
          </table:table-cell>
          <table:table-cell office:value-type="string" calcext:value-type="string">
            <text:p>A143092</text:p>
          </table:table-cell>
          <table:table-cell office:value-type="string" calcext:value-type="string">
            <text:p>M</text:p>
          </table:table-cell>
          <table:table-cell office:value-type="float" office:value="1412" calcext:value-type="float">
            <text:p>1412</text:p>
          </table:table-cell>
          <table:table-cell office:value-type="float" office:value="67.8272458929104" calcext:value-type="float">
            <text:p>67.8272458929104</text:p>
          </table:table-cell>
          <table:table-cell office:value-type="float" office:value="73.6108696702904" calcext:value-type="float">
            <text:p>73.6108696702904</text:p>
          </table:table-cell>
          <table:table-cell office:value-type="float" office:value="76.7918627478494" calcext:value-type="float">
            <text:p>76.7918627478494</text:p>
          </table:table-cell>
          <table:table-cell office:value-type="float" office:value="85.1781172250503" calcext:value-type="float">
            <text:p>85.1781172250503</text:p>
          </table:table-cell>
          <table:table-cell office:value-type="float" office:value="90.9617410024302" calcext:value-type="float">
            <text:p>90.961741002430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se Rains</text:p>
          </table:table-cell>
          <table:table-cell office:value-type="string" calcext:value-type="string">
            <text:p>A106099</text:p>
          </table:table-cell>
          <table:table-cell office:value-type="string" calcext:value-type="string">
            <text:p>A</text:p>
          </table:table-cell>
          <table:table-cell office:value-type="float" office:value="1380" calcext:value-type="float">
            <text:p>1380</text:p>
          </table:table-cell>
          <table:table-cell office:value-type="float" office:value="66.6480305202538" calcext:value-type="float">
            <text:p>66.6480305202538</text:p>
          </table:table-cell>
          <table:table-cell office:value-type="float" office:value="70.9752676168593" calcext:value-type="float">
            <text:p>70.9752676168593</text:p>
          </table:table-cell>
          <table:table-cell office:value-type="float" office:value="74.8519503962988" calcext:value-type="float">
            <text:p>74.8519503962988</text:p>
          </table:table-cell>
          <table:table-cell office:value-type="float" office:value="79.6297418100701" calcext:value-type="float">
            <text:p>79.6297418100701</text:p>
          </table:table-cell>
          <table:table-cell office:value-type="float" office:value="83.9569789066755" calcext:value-type="float">
            <text:p>83.956978906675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e Post</text:p>
          </table:table-cell>
          <table:table-cell office:value-type="string" calcext:value-type="string">
            <text:p>A74846</text:p>
          </table:table-cell>
          <table:table-cell office:value-type="string" calcext:value-type="string">
            <text:p>M</text:p>
          </table:table-cell>
          <table:table-cell office:value-type="float" office:value="1372" calcext:value-type="float">
            <text:p>1372</text:p>
          </table:table-cell>
          <table:table-cell office:value-type="float" office:value="66.5623274522571" calcext:value-type="float">
            <text:p>66.5623274522571</text:p>
          </table:table-cell>
          <table:table-cell office:value-type="float" office:value="70.2188433009595" calcext:value-type="float">
            <text:p>70.2188433009595</text:p>
          </table:table-cell>
          <table:table-cell office:value-type="float" office:value="73.9691731270123" calcext:value-type="float">
            <text:p>73.9691731270123</text:p>
          </table:table-cell>
          <table:table-cell office:value-type="float" office:value="77.5318749983643" calcext:value-type="float">
            <text:p>77.5318749983643</text:p>
          </table:table-cell>
          <table:table-cell office:value-type="float" office:value="81.1883908470667" calcext:value-type="float">
            <text:p>81.1883908470667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ley Robertson</text:p>
          </table:table-cell>
          <table:table-cell office:value-type="string" calcext:value-type="string">
            <text:p>A79003</text:p>
          </table:table-cell>
          <table:table-cell office:value-type="string" calcext:value-type="string">
            <text:p>M</text:p>
          </table:table-cell>
          <table:table-cell office:value-type="float" office:value="1387" calcext:value-type="float">
            <text:p>1387</text:p>
          </table:table-cell>
          <table:table-cell office:value-type="float" office:value="66.0348240579689" calcext:value-type="float">
            <text:p>66.0348240579689</text:p>
          </table:table-cell>
          <table:table-cell office:value-type="float" office:value="70.2689861852439" calcext:value-type="float">
            <text:p>70.2689861852439</text:p>
          </table:table-cell>
          <table:table-cell office:value-type="float" office:value="75.0958077309089" calcext:value-type="float">
            <text:p>75.0958077309089</text:p>
          </table:table-cell>
          <table:table-cell office:value-type="float" office:value="78.7373104397938" calcext:value-type="float">
            <text:p>78.7373104397938</text:p>
          </table:table-cell>
          <table:table-cell office:value-type="float" office:value="82.9714725670687" calcext:value-type="float">
            <text:p>82.971472567068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 Fenderson</text:p>
          </table:table-cell>
          <table:table-cell office:value-type="string" calcext:value-type="string">
            <text:p>TY47777</text:p>
          </table:table-cell>
          <table:table-cell office:value-type="string" calcext:value-type="string">
            <text:p>A</text:p>
          </table:table-cell>
          <table:table-cell office:value-type="float" office:value="1320" calcext:value-type="float">
            <text:p>1320</text:p>
          </table:table-cell>
          <table:table-cell office:value-type="float" office:value="64.1362559495088" calcext:value-type="float">
            <text:p>64.1362559495088</text:p>
          </table:table-cell>
          <table:table-cell office:value-type="float" office:value="67.8738873762302" calcext:value-type="float">
            <text:p>67.8738873762302</text:p>
          </table:table-cell>
          <table:table-cell office:value-type="float" office:value="71.1299231386091" calcext:value-type="float">
            <text:p>71.1299231386091</text:p>
          </table:table-cell>
          <table:table-cell office:value-type="float" office:value="75.3491502296731" calcext:value-type="float">
            <text:p>75.3491502296731</text:p>
          </table:table-cell>
          <table:table-cell office:value-type="float" office:value="79.0867816563945" calcext:value-type="float">
            <text:p>79.086781656394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y Caspers</text:p>
          </table:table-cell>
          <table:table-cell office:value-type="string" calcext:value-type="string">
            <text:p>TY44506</text:p>
          </table:table-cell>
          <table:table-cell office:value-type="string" calcext:value-type="string">
            <text:p>M</text:p>
          </table:table-cell>
          <table:table-cell office:value-type="float" office:value="1332" calcext:value-type="float">
            <text:p>1332</text:p>
          </table:table-cell>
          <table:table-cell office:value-type="float" office:value="63.7535208236011" calcext:value-type="float">
            <text:p>63.7535208236011</text:p>
          </table:table-cell>
          <table:table-cell office:value-type="float" office:value="67.9526263765285" calcext:value-type="float">
            <text:p>67.9526263765285</text:p>
          </table:table-cell>
          <table:table-cell office:value-type="float" office:value="72.0506800294574" calcext:value-type="float">
            <text:p>72.0506800294574</text:p>
          </table:table-cell>
          <table:table-cell office:value-type="float" office:value="76.3508374823834" calcext:value-type="float">
            <text:p>76.3508374823834</text:p>
          </table:table-cell>
          <table:table-cell office:value-type="float" office:value="80.5499430353108" calcext:value-type="float">
            <text:p>80.549943035310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 Mester</text:p>
          </table:table-cell>
          <table:table-cell office:value-type="string" calcext:value-type="string">
            <text:p>TY59522</text:p>
          </table:table-cell>
          <table:table-cell office:value-type="string" calcext:value-type="string">
            <text:p>M</text:p>
          </table:table-cell>
          <table:table-cell office:value-type="float" office:value="1335" calcext:value-type="float">
            <text:p>1335</text:p>
          </table:table-cell>
          <table:table-cell office:value-type="float" office:value="63.593607950069" calcext:value-type="float">
            <text:p>63.593607950069</text:p>
          </table:table-cell>
          <table:table-cell office:value-type="float" office:value="68.3397730229351" calcext:value-type="float">
            <text:p>68.3397730229351</text:p>
          </table:table-cell>
          <table:table-cell office:value-type="float" office:value="72.6337000815875" calcext:value-type="float">
            <text:p>72.6337000815875</text:p>
          </table:table-cell>
          <table:table-cell office:value-type="float" office:value="77.8321031686673" calcext:value-type="float">
            <text:p>77.8321031686673</text:p>
          </table:table-cell>
          <table:table-cell office:value-type="float" office:value="82.5782682415333" calcext:value-type="float">
            <text:p>82.578268241533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yled Cobra commander</text:p>
          </table:table-cell>
          <table:table-cell office:value-type="string" calcext:value-type="string">
            <text:p>L5399</text:p>
          </table:table-cell>
          <table:table-cell office:value-type="string" calcext:value-type="string">
            <text:p>GM</text:p>
          </table:table-cell>
          <table:table-cell office:value-type="float" office:value="1317" calcext:value-type="float">
            <text:p>1317</text:p>
          </table:table-cell>
          <table:table-cell office:value-type="float" office:value="62.3288414976067" calcext:value-type="float">
            <text:p>62.3288414976067</text:p>
          </table:table-cell>
          <table:table-cell office:value-type="float" office:value="67.4252502311187" calcext:value-type="float">
            <text:p>67.4252502311187</text:p>
          </table:table-cell>
          <table:table-cell office:value-type="float" office:value="71.3226198295023" calcext:value-type="float">
            <text:p>71.3226198295023</text:p>
          </table:table-cell>
          <table:table-cell office:value-type="float" office:value="77.6180676981428" calcext:value-type="float">
            <text:p>77.6180676981428</text:p>
          </table:table-cell>
          <table:table-cell office:value-type="float" office:value="82.7144764316549" calcext:value-type="float">
            <text:p>82.714476431654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on Parrish</text:p>
          </table:table-cell>
          <table:table-cell office:value-type="string" calcext:value-type="string">
            <text:p>A106432</text:p>
          </table:table-cell>
          <table:table-cell office:value-type="string" calcext:value-type="string">
            <text:p>A</text:p>
          </table:table-cell>
          <table:table-cell office:value-type="float" office:value="1308" calcext:value-type="float">
            <text:p>1308</text:p>
          </table:table-cell>
          <table:table-cell office:value-type="float" office:value="61.5678572264255" calcext:value-type="float">
            <text:p>61.5678572264255</text:p>
          </table:table-cell>
          <table:table-cell office:value-type="float" office:value="65.9500833059553" calcext:value-type="float">
            <text:p>65.9500833059553</text:p>
          </table:table-cell>
          <table:table-cell office:value-type="float" office:value="70.5581121851906" calcext:value-type="float">
            <text:p>70.5581121851906</text:p>
          </table:table-cell>
          <table:table-cell office:value-type="float" office:value="74.714535465015" calcext:value-type="float">
            <text:p>74.714535465015</text:p>
          </table:table-cell>
          <table:table-cell office:value-type="float" office:value="79.0967615445448" calcext:value-type="float">
            <text:p>79.096761544544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Garrett</text:p>
          </table:table-cell>
          <table:table-cell office:value-type="string" calcext:value-type="string">
            <text:p>L4562</text:p>
          </table:table-cell>
          <table:table-cell office:value-type="string" calcext:value-type="string">
            <text:p>M</text:p>
          </table:table-cell>
          <table:table-cell office:value-type="float" office:value="1294" calcext:value-type="float">
            <text:p>1294</text:p>
          </table:table-cell>
          <table:table-cell office:value-type="float" office:value="60.5420215257031" calcext:value-type="float">
            <text:p>60.5420215257031</text:p>
          </table:table-cell>
          <table:table-cell office:value-type="float" office:value="64.9817444943606" calcext:value-type="float">
            <text:p>64.9817444943606</text:p>
          </table:table-cell>
          <table:table-cell office:value-type="float" office:value="70.2025875075934" calcext:value-type="float">
            <text:p>70.2025875075934</text:p>
          </table:table-cell>
          <table:table-cell office:value-type="float" office:value="73.8611904316758" calcext:value-type="float">
            <text:p>73.8611904316758</text:p>
          </table:table-cell>
          <table:table-cell office:value-type="float" office:value="78.3009134003333" calcext:value-type="float">
            <text:p>78.300913400333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 Nordstrom</text:p>
          </table:table-cell>
          <table:table-cell office:value-type="string" calcext:value-type="string">
            <text:p>L5592</text:p>
          </table:table-cell>
          <table:table-cell office:value-type="string" calcext:value-type="string">
            <text:p>A</text:p>
          </table:table-cell>
          <table:table-cell office:value-type="float" office:value="1263" calcext:value-type="float">
            <text:p>1263</text:p>
          </table:table-cell>
          <table:table-cell office:value-type="float" office:value="59.7431587033748" calcext:value-type="float">
            <text:p>59.7431587033748</text:p>
          </table:table-cell>
          <table:table-cell office:value-type="float" office:value="64.1628619185661" calcext:value-type="float">
            <text:p>64.1628619185661</text:p>
          </table:table-cell>
          <table:table-cell office:value-type="float" office:value="68.5877321291806" calcext:value-type="float">
            <text:p>68.5877321291806</text:p>
          </table:table-cell>
          <table:table-cell office:value-type="float" office:value="73.0022683489488" calcext:value-type="float">
            <text:p>73.0022683489488</text:p>
          </table:table-cell>
          <table:table-cell office:value-type="float" office:value="77.4219715641401" calcext:value-type="float">
            <text:p>77.421971564140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n McManus</text:p>
          </table:table-cell>
          <table:table-cell office:value-type="string" calcext:value-type="string">
            <text:p>L5032</text:p>
          </table:table-cell>
          <table:table-cell office:value-type="string" calcext:value-type="string">
            <text:p>B</text:p>
          </table:table-cell>
          <table:table-cell office:value-type="float" office:value="1211" calcext:value-type="float">
            <text:p>1211</text:p>
          </table:table-cell>
          <table:table-cell office:value-type="float" office:value="57.2784794093915" calcext:value-type="float">
            <text:p>57.2784794093915</text:p>
          </table:table-cell>
          <table:table-cell office:value-type="float" office:value="61.9861386692495" calcext:value-type="float">
            <text:p>61.9861386692495</text:p>
          </table:table-cell>
          <table:table-cell office:value-type="float" office:value="65.7208579926272" calcext:value-type="float">
            <text:p>65.7208579926272</text:p>
          </table:table-cell>
          <table:table-cell office:value-type="float" office:value="71.4014571889655" calcext:value-type="float">
            <text:p>71.4014571889655</text:p>
          </table:table-cell>
          <table:table-cell office:value-type="float" office:value="76.1091164488235" calcext:value-type="float">
            <text:p>76.109116448823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 Lem</text:p>
          </table:table-cell>
          <table:table-cell office:value-type="string" calcext:value-type="string">
            <text:p>FY34763</text:p>
          </table:table-cell>
          <table:table-cell office:value-type="string" calcext:value-type="string">
            <text:p>A</text:p>
          </table:table-cell>
          <table:table-cell office:value-type="float" office:value="1205" calcext:value-type="float">
            <text:p>1205</text:p>
          </table:table-cell>
          <table:table-cell office:value-type="float" office:value="56.9078514609699" calcext:value-type="float">
            <text:p>56.9078514609699</text:p>
          </table:table-cell>
          <table:table-cell office:value-type="float" office:value="61.4384466881629" calcext:value-type="float">
            <text:p>61.4384466881629</text:p>
          </table:table-cell>
          <table:table-cell office:value-type="float" office:value="65.3081127379055" calcext:value-type="float">
            <text:p>65.3081127379055</text:p>
          </table:table-cell>
          <table:table-cell office:value-type="float" office:value="70.4996371425489" calcext:value-type="float">
            <text:p>70.4996371425489</text:p>
          </table:table-cell>
          <table:table-cell office:value-type="float" office:value="75.0302323697419" calcext:value-type="float">
            <text:p>75.030232369741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ylee Lane</text:p>
          </table:table-cell>
          <table:table-cell office:value-type="string" calcext:value-type="string">
            <text:p>L5971</text:p>
          </table:table-cell>
          <table:table-cell office:value-type="string" calcext:value-type="string">
            <text:p>B</text:p>
          </table:table-cell>
          <table:table-cell office:value-type="float" office:value="1224" calcext:value-type="float">
            <text:p>1224</text:p>
          </table:table-cell>
          <table:table-cell office:value-type="float" office:value="56.7408877237507" calcext:value-type="float">
            <text:p>56.7408877237507</text:p>
          </table:table-cell>
          <table:table-cell office:value-type="float" office:value="61.4728962933998" calcext:value-type="float">
            <text:p>61.4728962933998</text:p>
          </table:table-cell>
          <table:table-cell office:value-type="float" office:value="66.2551079714835" calcext:value-type="float">
            <text:p>66.2551079714835</text:p>
          </table:table-cell>
          <table:table-cell office:value-type="float" office:value="70.9369134326982" calcext:value-type="float">
            <text:p>70.9369134326982</text:p>
          </table:table-cell>
          <table:table-cell office:value-type="float" office:value="75.6689220023473" calcext:value-type="float">
            <text:p>75.668922002347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n Wheeler</text:p>
          </table:table-cell>
          <table:table-cell office:value-type="string" calcext:value-type="string">
            <text:p>A140676</text:p>
          </table:table-cell>
          <table:table-cell office:value-type="string" calcext:value-type="string">
            <text:p>B</text:p>
          </table:table-cell>
          <table:table-cell office:value-type="float" office:value="1177" calcext:value-type="float">
            <text:p>1177</text:p>
          </table:table-cell>
          <table:table-cell office:value-type="float" office:value="56.3211209010738" calcext:value-type="float">
            <text:p>56.3211209010738</text:p>
          </table:table-cell>
          <table:table-cell office:value-type="float" office:value="61.3575579198031" calcext:value-type="float">
            <text:p>61.3575579198031</text:p>
          </table:table-cell>
          <table:table-cell office:value-type="float" office:value="64.1275982801043" calcext:value-type="float">
            <text:p>64.1275982801043</text:p>
          </table:table-cell>
          <table:table-cell office:value-type="float" office:value="71.4304319572618" calcext:value-type="float">
            <text:p>71.4304319572618</text:p>
          </table:table-cell>
          <table:table-cell office:value-type="float" office:value="76.4668689759912" calcext:value-type="float">
            <text:p>76.466868975991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 Kopras</text:p>
          </table:table-cell>
          <table:table-cell office:value-type="string" calcext:value-type="string">
            <text:p>TY68467</text:p>
          </table:table-cell>
          <table:table-cell office:value-type="string" calcext:value-type="string">
            <text:p>A</text:p>
          </table:table-cell>
          <table:table-cell office:value-type="float" office:value="1207" calcext:value-type="float">
            <text:p>1207</text:p>
          </table:table-cell>
          <table:table-cell office:value-type="float" office:value="56.0381012334067" calcext:value-type="float">
            <text:p>56.0381012334067</text:p>
          </table:table-cell>
          <table:table-cell office:value-type="float" office:value="60.3925207659321" calcext:value-type="float">
            <text:p>60.3925207659321</text:p>
          </table:table-cell>
          <table:table-cell office:value-type="float" office:value="65.2715543104095" calcext:value-type="float">
            <text:p>65.2715543104095</text:p>
          </table:table-cell>
          <table:table-cell office:value-type="float" office:value="69.1013598309829" calcext:value-type="float">
            <text:p>69.1013598309829</text:p>
          </table:table-cell>
          <table:table-cell office:value-type="float" office:value="73.4557793635082" calcext:value-type="float">
            <text:p>73.455779363508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ei Han</text:p>
          </table:table-cell>
          <table:table-cell office:value-type="string" calcext:value-type="string">
            <text:p>L5657</text:p>
          </table:table-cell>
          <table:table-cell office:value-type="string" calcext:value-type="string">
            <text:p>C</text:p>
          </table:table-cell>
          <table:table-cell office:value-type="float" office:value="1139" calcext:value-type="float">
            <text:p>1139</text:p>
          </table:table-cell>
          <table:table-cell office:value-type="float" office:value="54.3783101527545" calcext:value-type="float">
            <text:p>54.3783101527545</text:p>
          </table:table-cell>
          <table:table-cell office:value-type="float" office:value="58.9056690000106" calcext:value-type="float">
            <text:p>58.9056690000106</text:p>
          </table:table-cell>
          <table:table-cell office:value-type="float" office:value="61.644123675797" calcext:value-type="float">
            <text:p>61.644123675797</text:p>
          </table:table-cell>
          <table:table-cell office:value-type="float" office:value="67.9603866945228" calcext:value-type="float">
            <text:p>67.9603866945228</text:p>
          </table:table-cell>
          <table:table-cell office:value-type="float" office:value="72.487745541779" calcext:value-type="float">
            <text:p>72.48774554177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ge Cury</text:p>
          </table:table-cell>
          <table:table-cell office:value-type="string" calcext:value-type="string">
            <text:p>F152192</text:p>
          </table:table-cell>
          <table:table-cell office:value-type="string" calcext:value-type="string">
            <text:p>B</text:p>
          </table:table-cell>
          <table:table-cell office:value-type="float" office:value="1126" calcext:value-type="float">
            <text:p>1126</text:p>
          </table:table-cell>
          <table:table-cell office:value-type="float" office:value="52.9973573065732" calcext:value-type="float">
            <text:p>52.9973573065732</text:p>
          </table:table-cell>
          <table:table-cell office:value-type="float" office:value="57.4717971146216" calcext:value-type="float">
            <text:p>57.4717971146216</text:p>
          </table:table-cell>
          <table:table-cell office:value-type="float" office:value="61.0227899900529" calcext:value-type="float">
            <text:p>61.0227899900529</text:p>
          </table:table-cell>
          <table:table-cell office:value-type="float" office:value="66.4206767307183" calcext:value-type="float">
            <text:p>66.4206767307183</text:p>
          </table:table-cell>
          <table:table-cell office:value-type="float" office:value="70.8951165387667" calcext:value-type="float">
            <text:p>70.895116538766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on Finney</text:p>
          </table:table-cell>
          <table:table-cell office:value-type="string" calcext:value-type="string">
            <text:p>L5367</text:p>
          </table:table-cell>
          <table:table-cell office:value-type="string" calcext:value-type="string">
            <text:p>B</text:p>
          </table:table-cell>
          <table:table-cell office:value-type="float" office:value="1106" calcext:value-type="float">
            <text:p>1106</text:p>
          </table:table-cell>
          <table:table-cell office:value-type="float" office:value="51.6717167388832" calcext:value-type="float">
            <text:p>51.6717167388832</text:p>
          </table:table-cell>
          <table:table-cell office:value-type="float" office:value="56.1093631433282" calcext:value-type="float">
            <text:p>56.1093631433282</text:p>
          </table:table-cell>
          <table:table-cell office:value-type="float" office:value="60.1031625723576" calcext:value-type="float">
            <text:p>60.1031625723576</text:p>
          </table:table-cell>
          <table:table-cell office:value-type="float" office:value="64.9846559522182" calcext:value-type="float">
            <text:p>64.9846559522182</text:p>
          </table:table-cell>
          <table:table-cell office:value-type="float" office:value="69.4223023566633" calcext:value-type="float">
            <text:p>69.422302356663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Salazar</text:p>
          </table:table-cell>
          <table:table-cell office:value-type="string" calcext:value-type="string">
            <text:p>FY82690</text:p>
          </table:table-cell>
          <table:table-cell office:value-type="string" calcext:value-type="string">
            <text:p>A</text:p>
          </table:table-cell>
          <table:table-cell office:value-type="float" office:value="1092" calcext:value-type="float">
            <text:p>1092</text:p>
          </table:table-cell>
          <table:table-cell office:value-type="float" office:value="51.2701275288702" calcext:value-type="float">
            <text:p>51.2701275288702</text:p>
          </table:table-cell>
          <table:table-cell office:value-type="float" office:value="55.4917574613796" calcext:value-type="float">
            <text:p>55.4917574613796</text:p>
          </table:table-cell>
          <table:table-cell office:value-type="float" office:value="59.0145694473845" calcext:value-type="float">
            <text:p>59.0145694473845</text:p>
          </table:table-cell>
          <table:table-cell office:value-type="float" office:value="63.9350173263982" calcext:value-type="float">
            <text:p>63.9350173263982</text:p>
          </table:table-cell>
          <table:table-cell office:value-type="float" office:value="68.1566472589075" calcext:value-type="float">
            <text:p>68.156647258907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 Williams</text:p>
          </table:table-cell>
          <table:table-cell office:value-type="string" calcext:value-type="string">
            <text:p>A127343</text:p>
          </table:table-cell>
          <table:table-cell office:value-type="string" calcext:value-type="string">
            <text:p>U</text:p>
          </table:table-cell>
          <table:table-cell office:value-type="float" office:value="1114" calcext:value-type="float">
            <text:p>1114</text:p>
          </table:table-cell>
          <table:table-cell office:value-type="float" office:value="50.8165892466743" calcext:value-type="float">
            <text:p>50.8165892466743</text:p>
          </table:table-cell>
          <table:table-cell office:value-type="float" office:value="56.6913976158894" calcext:value-type="float">
            <text:p>56.6913976158894</text:p>
          </table:table-cell>
          <table:table-cell office:value-type="float" office:value="61.0873734366398" calcext:value-type="float">
            <text:p>61.0873734366398</text:p>
          </table:table-cell>
          <table:table-cell office:value-type="float" office:value="68.4410143543195" calcext:value-type="float">
            <text:p>68.4410143543195</text:p>
          </table:table-cell>
          <table:table-cell office:value-type="float" office:value="74.3158227235346" calcext:value-type="float">
            <text:p>74.315822723534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ina Randolph</text:p>
          </table:table-cell>
          <table:table-cell office:value-type="string" calcext:value-type="string">
            <text:p>TY22936</text:p>
          </table:table-cell>
          <table:table-cell office:value-type="string" calcext:value-type="string">
            <text:p>B</text:p>
          </table:table-cell>
          <table:table-cell office:value-type="float" office:value="1073" calcext:value-type="float">
            <text:p>1073</text:p>
          </table:table-cell>
          <table:table-cell office:value-type="float" office:value="49.8885278172938" calcext:value-type="float">
            <text:p>49.8885278172938</text:p>
          </table:table-cell>
          <table:table-cell office:value-type="float" office:value="54.4618362530154" calcext:value-type="float">
            <text:p>54.4618362530154</text:p>
          </table:table-cell>
          <table:table-cell office:value-type="float" office:value="58.4095817629657" calcext:value-type="float">
            <text:p>58.4095817629657</text:p>
          </table:table-cell>
          <table:table-cell office:value-type="float" office:value="63.6084531244587" calcext:value-type="float">
            <text:p>63.6084531244587</text:p>
          </table:table-cell>
          <table:table-cell office:value-type="float" office:value="68.1817615601804" calcext:value-type="float">
            <text:p>68.181761560180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e Mahoney</text:p>
          </table:table-cell>
          <table:table-cell office:value-type="string" calcext:value-type="string">
            <text:p>TYF88338</text:p>
          </table:table-cell>
          <table:table-cell office:value-type="string" calcext:value-type="string">
            <text:p>C</text:p>
          </table:table-cell>
          <table:table-cell office:value-type="float" office:value="1066" calcext:value-type="float">
            <text:p>1066</text:p>
          </table:table-cell>
          <table:table-cell office:value-type="float" office:value="49.8764008933317" calcext:value-type="float">
            <text:p>49.8764008933317</text:p>
          </table:table-cell>
          <table:table-cell office:value-type="float" office:value="54.4902530718984" calcext:value-type="float">
            <text:p>54.4902530718984</text:p>
          </table:table-cell>
          <table:table-cell office:value-type="float" office:value="57.9556524264569" calcext:value-type="float">
            <text:p>57.9556524264569</text:p>
          </table:table-cell>
          <table:table-cell office:value-type="float" office:value="63.717957429032" calcext:value-type="float">
            <text:p>63.717957429032</text:p>
          </table:table-cell>
          <table:table-cell office:value-type="float" office:value="68.3318096075987" calcext:value-type="float">
            <text:p>68.3318096075987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Wallace</text:p>
          </table:table-cell>
          <table:table-cell office:value-type="string" calcext:value-type="string">
            <text:p>A139756</text:p>
          </table:table-cell>
          <table:table-cell office:value-type="string" calcext:value-type="string">
            <text:p>C</text:p>
          </table:table-cell>
          <table:table-cell office:value-type="float" office:value="976" calcext:value-type="float">
            <text:p>976</text:p>
          </table:table-cell>
          <table:table-cell office:value-type="float" office:value="45.12722090314" calcext:value-type="float">
            <text:p>45.12722090314</text:p>
          </table:table-cell>
          <table:table-cell office:value-type="float" office:value="49.8518380563182" calcext:value-type="float">
            <text:p>49.8518380563182</text:p>
          </table:table-cell>
          <table:table-cell office:value-type="float" office:value="53.5603401590964" calcext:value-type="float">
            <text:p>53.5603401590964</text:p>
          </table:table-cell>
          <table:table-cell office:value-type="float" office:value="59.3010723626745" calcext:value-type="float">
            <text:p>59.3010723626745</text:p>
          </table:table-cell>
          <table:table-cell office:value-type="float" office:value="64.0256895158527" calcext:value-type="float">
            <text:p>64.0256895158527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hawn "Vitamin D" Johnson</text:p>
          </table:table-cell>
          <table:table-cell office:value-type="string" calcext:value-type="string">
            <text:p>A133040</text:p>
          </table:table-cell>
          <table:table-cell office:value-type="string" calcext:value-type="string">
            <text:p>U</text:p>
          </table:table-cell>
          <table:table-cell office:value-type="float" office:value="891" calcext:value-type="float">
            <text:p>891</text:p>
          </table:table-cell>
          <table:table-cell office:value-type="float" office:value="44.7134375020189" calcext:value-type="float">
            <text:p>44.7134375020189</text:p>
          </table:table-cell>
          <table:table-cell office:value-type="float" office:value="46.4862949643965" calcext:value-type="float">
            <text:p>46.4862949643965</text:p>
          </table:table-cell>
          <table:table-cell office:value-type="float" office:value="48.2933462532076" calcext:value-type="float">
            <text:p>48.2933462532076</text:p>
          </table:table-cell>
          <table:table-cell office:value-type="float" office:value="50.0320098891518" calcext:value-type="float">
            <text:p>50.0320098891518</text:p>
          </table:table-cell>
          <table:table-cell office:value-type="float" office:value="51.8048673515294" calcext:value-type="float">
            <text:p>51.804867351529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an Foshee</text:p>
          </table:table-cell>
          <table:table-cell office:value-type="string" calcext:value-type="string">
            <text:p>A116198</text:p>
          </table:table-cell>
          <table:table-cell office:value-type="string" calcext:value-type="string">
            <text:p>B</text:p>
          </table:table-cell>
          <table:table-cell office:value-type="float" office:value="952" calcext:value-type="float">
            <text:p>952</text:p>
          </table:table-cell>
          <table:table-cell office:value-type="float" office:value="44.5962702009102" calcext:value-type="float">
            <text:p>44.5962702009102</text:p>
          </table:table-cell>
          <table:table-cell office:value-type="float" office:value="48.0868395229973" calcext:value-type="float">
            <text:p>48.0868395229973</text:p>
          </table:table-cell>
          <table:table-cell office:value-type="float" office:value="51.840399533352" calcext:value-type="float">
            <text:p>51.840399533352</text:p>
          </table:table-cell>
          <table:table-cell office:value-type="float" office:value="55.0679781671716" calcext:value-type="float">
            <text:p>55.0679781671716</text:p>
          </table:table-cell>
          <table:table-cell office:value-type="float" office:value="58.5585474892588" calcext:value-type="float">
            <text:p>58.558547489258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 b Shepherd</text:p>
          </table:table-cell>
          <table:table-cell office:value-type="string" calcext:value-type="string">
            <text:p>A124519</text:p>
          </table:table-cell>
          <table:table-cell office:value-type="string" calcext:value-type="string">
            <text:p>C</text:p>
          </table:table-cell>
          <table:table-cell office:value-type="float" office:value="925" calcext:value-type="float">
            <text:p>925</text:p>
          </table:table-cell>
          <table:table-cell office:value-type="float" office:value="43.6366589649725" calcext:value-type="float">
            <text:p>43.6366589649725</text:p>
          </table:table-cell>
          <table:table-cell office:value-type="float" office:value="47.4217044888542" calcext:value-type="float">
            <text:p>47.4217044888542</text:p>
          </table:table-cell>
          <table:table-cell office:value-type="float" office:value="50.8414180637401" calcext:value-type="float">
            <text:p>50.8414180637401</text:p>
          </table:table-cell>
          <table:table-cell office:value-type="float" office:value="54.9917955366178" calcext:value-type="float">
            <text:p>54.9917955366178</text:p>
          </table:table-cell>
          <table:table-cell office:value-type="float" office:value="58.7768410604995" calcext:value-type="float">
            <text:p>58.7768410604995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 Taylor</text:p>
          </table:table-cell>
          <table:table-cell office:value-type="string" calcext:value-type="string">
            <text:p>A103082</text:p>
          </table:table-cell>
          <table:table-cell office:value-type="string" calcext:value-type="string">
            <text:p>C</text:p>
          </table:table-cell>
          <table:table-cell office:value-type="float" office:value="901" calcext:value-type="float">
            <text:p>901</text:p>
          </table:table-cell>
          <table:table-cell office:value-type="float" office:value="42.345902154467" calcext:value-type="float">
            <text:p>42.345902154467</text:p>
          </table:table-cell>
          <table:table-cell office:value-type="float" office:value="46.2792506659322" calcext:value-type="float">
            <text:p>46.2792506659322</text:p>
          </table:table-cell>
          <table:table-cell office:value-type="float" office:value="49.7037355342281" calcext:value-type="float">
            <text:p>49.7037355342281</text:p>
          </table:table-cell>
          <table:table-cell office:value-type="float" office:value="54.1459476888627" calcext:value-type="float">
            <text:p>54.1459476888627</text:p>
          </table:table-cell>
          <table:table-cell office:value-type="float" office:value="58.0792962003279" calcext:value-type="float">
            <text:p>58.079296200327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li Perkins</text:p>
          </table:table-cell>
          <table:table-cell office:value-type="string" calcext:value-type="string">
            <text:p>A98459</text:p>
          </table:table-cell>
          <table:table-cell office:value-type="string" calcext:value-type="string">
            <text:p>C</text:p>
          </table:table-cell>
          <table:table-cell office:value-type="float" office:value="888" calcext:value-type="float">
            <text:p>888</text:p>
          </table:table-cell>
          <table:table-cell office:value-type="float" office:value="41.621198834303" calcext:value-type="float">
            <text:p>41.621198834303</text:p>
          </table:table-cell>
          <table:table-cell office:value-type="float" office:value="45.0728289659666" calcext:value-type="float">
            <text:p>45.0728289659666</text:p>
          </table:table-cell>
          <table:table-cell office:value-type="float" office:value="48.8466946917209" calcext:value-type="float">
            <text:p>48.8466946917209</text:p>
          </table:table-cell>
          <table:table-cell office:value-type="float" office:value="51.9760892292937" calcext:value-type="float">
            <text:p>51.9760892292937</text:p>
          </table:table-cell>
          <table:table-cell office:value-type="float" office:value="55.4277193609573" calcext:value-type="float">
            <text:p>55.427719360957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Zamanakos</text:p>
          </table:table-cell>
          <table:table-cell office:value-type="string" calcext:value-type="string">
            <text:p>A134341</text:p>
          </table:table-cell>
          <table:table-cell office:value-type="string" calcext:value-type="string">
            <text:p>B</text:p>
          </table:table-cell>
          <table:table-cell office:value-type="float" office:value="881" calcext:value-type="float">
            <text:p>881</text:p>
          </table:table-cell>
          <table:table-cell office:value-type="float" office:value="40.3862565488747" calcext:value-type="float">
            <text:p>40.3862565488747</text:p>
          </table:table-cell>
          <table:table-cell office:value-type="float" office:value="44.4709170976863" calcext:value-type="float">
            <text:p>44.4709170976863</text:p>
          </table:table-cell>
          <table:table-cell office:value-type="float" office:value="48.8935649519326" calcext:value-type="float">
            <text:p>48.8935649519326</text:p>
          </table:table-cell>
          <table:table-cell office:value-type="float" office:value="52.6402381953097" calcext:value-type="float">
            <text:p>52.6402381953097</text:p>
          </table:table-cell>
          <table:table-cell office:value-type="float" office:value="56.7248987441214" calcext:value-type="float">
            <text:p>56.724898744121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yde Henneman</text:p>
          </table:table-cell>
          <table:table-cell office:value-type="string" calcext:value-type="string">
            <text:p>L5844</text:p>
          </table:table-cell>
          <table:table-cell office:value-type="string" calcext:value-type="string">
            <text:p>B</text:p>
          </table:table-cell>
          <table:table-cell office:value-type="float" office:value="879" calcext:value-type="float">
            <text:p>879</text:p>
          </table:table-cell>
          <table:table-cell office:value-type="float" office:value="39.8248439115977" calcext:value-type="float">
            <text:p>39.8248439115977</text:p>
          </table:table-cell>
          <table:table-cell office:value-type="float" office:value="44.4023393059368" calcext:value-type="float">
            <text:p>44.4023393059368</text:p>
          </table:table-cell>
          <table:table-cell office:value-type="float" office:value="49.1822586859218" calcext:value-type="float">
            <text:p>49.1822586859218</text:p>
          </table:table-cell>
          <table:table-cell office:value-type="float" office:value="53.5573300946149" calcext:value-type="float">
            <text:p>53.5573300946149</text:p>
          </table:table-cell>
          <table:table-cell office:value-type="float" office:value="58.134825488954" calcext:value-type="float">
            <text:p>58.13482548895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Scott</text:p>
          </table:table-cell>
          <table:table-cell office:value-type="string" calcext:value-type="string">
            <text:p>ON14003</text:p>
          </table:table-cell>
          <table:table-cell office:value-type="string" calcext:value-type="string">
            <text:p>U</text:p>
          </table:table-cell>
          <table:table-cell office:value-type="float" office:value="803" calcext:value-type="float">
            <text:p>803</text:p>
          </table:table-cell>
          <table:table-cell office:value-type="float" office:value="38.3227688960648" calcext:value-type="float">
            <text:p>38.3227688960648</text:p>
          </table:table-cell>
          <table:table-cell office:value-type="float" office:value="41.4299779068828" calcext:value-type="float">
            <text:p>41.4299779068828</text:p>
          </table:table-cell>
          <table:table-cell office:value-type="float" office:value="45.072657504591" calcext:value-type="float">
            <text:p>45.072657504591</text:p>
          </table:table-cell>
          <table:table-cell office:value-type="float" office:value="47.6443959285188" calcext:value-type="float">
            <text:p>47.6443959285188</text:p>
          </table:table-cell>
          <table:table-cell office:value-type="float" office:value="50.7516049393369" calcext:value-type="float">
            <text:p>50.7516049393369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 Hattrup</text:p>
          </table:table-cell>
          <table:table-cell office:value-type="string" calcext:value-type="string">
            <text:p>TY46975</text:p>
          </table:table-cell>
          <table:table-cell office:value-type="string" calcext:value-type="string">
            <text:p>C</text:p>
          </table:table-cell>
          <table:table-cell office:value-type="float" office:value="730" calcext:value-type="float">
            <text:p>730</text:p>
          </table:table-cell>
          <table:table-cell office:value-type="float" office:value="37.2360619542575" calcext:value-type="float">
            <text:p>37.2360619542575</text:p>
          </table:table-cell>
          <table:table-cell office:value-type="float" office:value="39.6006026204187" calcext:value-type="float">
            <text:p>39.6006026204187</text:p>
          </table:table-cell>
          <table:table-cell office:value-type="float" office:value="41.8937669669294" calcext:value-type="float">
            <text:p>41.8937669669294</text:p>
          </table:table-cell>
          <table:table-cell office:value-type="float" office:value="44.3296839527412" calcext:value-type="float">
            <text:p>44.3296839527412</text:p>
          </table:table-cell>
          <table:table-cell office:value-type="float" office:value="46.6942246189024" calcext:value-type="float">
            <text:p>46.694224618902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ysio Tiscoski</text:p>
          </table:table-cell>
          <table:table-cell office:value-type="string" calcext:value-type="string">
            <text:p>TY142839</text:p>
          </table:table-cell>
          <table:table-cell office:value-type="string" calcext:value-type="string">
            <text:p>C</text:p>
          </table:table-cell>
          <table:table-cell office:value-type="float" office:value="757" calcext:value-type="float">
            <text:p>757</text:p>
          </table:table-cell>
          <table:table-cell office:value-type="float" office:value="36.4662984087002" calcext:value-type="float">
            <text:p>36.4662984087002</text:p>
          </table:table-cell>
          <table:table-cell office:value-type="float" office:value="39.7951203670519" calcext:value-type="float">
            <text:p>39.7951203670519</text:p>
          </table:table-cell>
          <table:table-cell office:value-type="float" office:value="43.4528295736429" calcext:value-type="float">
            <text:p>43.4528295736429</text:p>
          </table:table-cell>
          <table:table-cell office:value-type="float" office:value="46.4527642837552" calcext:value-type="float">
            <text:p>46.4527642837552</text:p>
          </table:table-cell>
          <table:table-cell office:value-type="float" office:value="49.7815862421069" calcext:value-type="float">
            <text:p>49.781586242106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Go</text:p>
          </table:table-cell>
          <table:table-cell office:value-type="string" calcext:value-type="string">
            <text:p>L3928</text:p>
          </table:table-cell>
          <table:table-cell office:value-type="string" calcext:value-type="string">
            <text:p>B</text:p>
          </table:table-cell>
          <table:table-cell office:value-type="float" office:value="784" calcext:value-type="float">
            <text:p>784</text:p>
          </table:table-cell>
          <table:table-cell office:value-type="float" office:value="35.6080134283772" calcext:value-type="float">
            <text:p>35.6080134283772</text:p>
          </table:table-cell>
          <table:table-cell office:value-type="float" office:value="39.3259578749011" calcext:value-type="float">
            <text:p>39.3259578749011</text:p>
          </table:table-cell>
          <table:table-cell office:value-type="float" office:value="44.7169773223608" calcext:value-type="float">
            <text:p>44.7169773223608</text:p>
          </table:table-cell>
          <table:table-cell office:value-type="float" office:value="46.761846767949" calcext:value-type="float">
            <text:p>46.761846767949</text:p>
          </table:table-cell>
          <table:table-cell office:value-type="float" office:value="50.4797912144729" calcext:value-type="float">
            <text:p>50.4797912144729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Johnson</text:p>
          </table:table-cell>
          <table:table-cell office:value-type="string" calcext:value-type="string">
            <text:p>A108007</text:p>
          </table:table-cell>
          <table:table-cell office:value-type="string" calcext:value-type="string">
            <text:p>C</text:p>
          </table:table-cell>
          <table:table-cell office:value-type="float" office:value="736" calcext:value-type="float">
            <text:p>736</text:p>
          </table:table-cell>
          <table:table-cell office:value-type="float" office:value="35.4051063277949" calcext:value-type="float">
            <text:p>35.4051063277949</text:p>
          </table:table-cell>
          <table:table-cell office:value-type="float" office:value="38.5672805606509" calcext:value-type="float">
            <text:p>38.5672805606509</text:p>
          </table:table-cell>
          <table:table-cell office:value-type="float" office:value="42.4955579032764" calcext:value-type="float">
            <text:p>42.4955579032764</text:p>
          </table:table-cell>
          <table:table-cell office:value-type="float" office:value="44.891629026363" calcext:value-type="float">
            <text:p>44.891629026363</text:p>
          </table:table-cell>
          <table:table-cell office:value-type="float" office:value="48.0538032592191" calcext:value-type="float">
            <text:p>48.053803259219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 Yu</text:p>
          </table:table-cell>
          <table:table-cell office:value-type="string" calcext:value-type="string">
            <text:p>A135302</text:p>
          </table:table-cell>
          <table:table-cell office:value-type="string" calcext:value-type="string">
            <text:p>C</text:p>
          </table:table-cell>
          <table:table-cell office:value-type="float" office:value="663" calcext:value-type="float">
            <text:p>663</text:p>
          </table:table-cell>
          <table:table-cell office:value-type="float" office:value="35.2370499605646" calcext:value-type="float">
            <text:p>35.2370499605646</text:p>
          </table:table-cell>
          <table:table-cell office:value-type="float" office:value="37.8659642398641" calcext:value-type="float">
            <text:p>37.8659642398641</text:p>
          </table:table-cell>
          <table:table-cell office:value-type="float" office:value="39.8339912102336" calcext:value-type="float">
            <text:p>39.8339912102336</text:p>
          </table:table-cell>
          <table:table-cell office:value-type="float" office:value="43.1237927984632" calcext:value-type="float">
            <text:p>43.1237927984632</text:p>
          </table:table-cell>
          <table:table-cell office:value-type="float" office:value="45.7527070777627" calcext:value-type="float">
            <text:p>45.752707077762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Nobis</text:p>
          </table:table-cell>
          <table:table-cell office:value-type="string" calcext:value-type="string">
            <text:p>TY78197</text:p>
          </table:table-cell>
          <table:table-cell office:value-type="string" calcext:value-type="string">
            <text:p>D</text:p>
          </table:table-cell>
          <table:table-cell office:value-type="float" office:value="389" calcext:value-type="float">
            <text:p>389</text:p>
          </table:table-cell>
          <table:table-cell office:value-type="float" office:value="29.6856380047369" calcext:value-type="float">
            <text:p>29.6856380047369</text:p>
          </table:table-cell>
          <table:table-cell office:value-type="float" office:value="30.821525930846" calcext:value-type="float">
            <text:p>30.821525930846</text:p>
          </table:table-cell>
          <table:table-cell office:value-type="float" office:value="31.9708984688772" calcext:value-type="float">
            <text:p>31.9708984688772</text:p>
          </table:table-cell>
          <table:table-cell office:value-type="float" office:value="33.0933017830642" calcext:value-type="float">
            <text:p>33.0933017830642</text:p>
          </table:table-cell>
          <table:table-cell office:value-type="float" office:value="34.2291897091732" calcext:value-type="float">
            <text:p>34.22918970917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han Hicks</text:p>
          </table:table-cell>
          <table:table-cell office:value-type="string" calcext:value-type="string">
            <text:p>A140469</text:p>
          </table:table-cell>
          <table:table-cell office:value-type="string" calcext:value-type="string">
            <text:p>D</text:p>
          </table:table-cell>
          <table:table-cell office:value-type="float" office:value="360" calcext:value-type="float">
            <text:p>360</text:p>
          </table:table-cell>
          <table:table-cell office:value-type="float" office:value="27.2668208870509" calcext:value-type="float">
            <text:p>27.2668208870509</text:p>
          </table:table-cell>
          <table:table-cell office:value-type="float" office:value="29.1352071716803" calcext:value-type="float">
            <text:p>29.1352071716803</text:p>
          </table:table-cell>
          <table:table-cell office:value-type="float" office:value="31.7433886054732" calcext:value-type="float">
            <text:p>31.7433886054732</text:p>
          </table:table-cell>
          <table:table-cell office:value-type="float" office:value="32.8719797409391" calcext:value-type="float">
            <text:p>32.8719797409391</text:p>
          </table:table-cell>
          <table:table-cell office:value-type="float" office:value="34.7403660255685" calcext:value-type="float">
            <text:p>34.74036602556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734" meta:object-count="0"/>
    <meta:generator>LibreOffice/7.3.7.2$Linux_X86_64 LibreOffice_project/30$Build-2</meta:generator>
  </office:meta>
</office:document-meta>
</file>